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cf2c" officeooo:paragraph-rsid="001ecf2c"/>
    </style:style>
    <style:style style:name="P2" style:family="paragraph" style:parent-style-name="Standard">
      <style:text-properties officeooo:rsid="0024849a" officeooo:paragraph-rsid="0024849a"/>
    </style:style>
    <style:style style:name="P3" style:family="paragraph" style:parent-style-name="Standard">
      <style:text-properties officeooo:rsid="00263131" officeooo:paragraph-rsid="00263131"/>
    </style:style>
    <style:style style:name="P4" style:family="paragraph" style:parent-style-name="Standard">
      <style:text-properties officeooo:paragraph-rsid="00263131"/>
    </style:style>
    <style:style style:name="P5" style:family="paragraph" style:parent-style-name="Standard">
      <style:text-properties officeooo:rsid="002a06d6" officeooo:paragraph-rsid="002a06d6"/>
    </style:style>
    <style:style style:name="P6" style:family="paragraph" style:parent-style-name="Standard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zu Android Anbindung</text:p>
      <text:p text:style-name="Standard"><text:a xlink:type="simple" xlink:href="https://www.youtube.com/watch?v=eJa8xie9WZs" text:style-name="Internet_20_link" text:visited-style-name="Visited_20_Internet_20_Link">https://www.youtube.com/watch?v=eJa8xie9WZs</text:a></text:p>
      <text:p text:style-name="Standard"/>
      <text:p text:style-name="P1">Drag &amp; Drop</text:p>
      <text:p text:style-name="Standard"><text:a xlink:type="simple" xlink:href="https://www.w3schools.com/HTML/tryit.asp?filename=tryhtml5_draganddrop2" text:style-name="Internet_20_link" text:visited-style-name="Visited_20_Internet_20_Link">https://www.w3schools.com/HTML/tryit.asp?filename=tryhtml5_draganddrop2</text:a></text:p>
      <text:p text:style-name="Standard"/>
      <text:p text:style-name="P2">Polaroid</text:p>
      <text:p text:style-name="P2"><text:a xlink:type="simple" xlink:href="https://www.w3schools.com/css/tryit.asp?filename=trycss3_box-shadow5" text:style-name="Internet_20_link" text:visited-style-name="Visited_20_Internet_20_Link">https://www.w3schools.com/css/tryit.asp?filename=trycss3_box-shadow5</text:a></text:p>
      <text:p text:style-name="P2"/>
      <text:p text:style-name="P3">toDoList</text:p>
      <text:p text:style-name="P3"><text:a xlink:type="simple" xlink:href="https://www.w3schools.com/howto/tryit.asp?filename=tryhow_js_todo" text:style-name="Internet_20_link" text:visited-style-name="Visited_20_Internet_20_Link">https://www.w3schools.com/howto/tryit.asp?filename=tryhow_js_todo</text:a></text:p>
      <text:p text:style-name="P4"><text:a xlink:type="simple" xlink:href="https://www.w3schools.com/howto/tryit.asp?filename=tryhow_js_todo" text:style-name="Internet_20_link" text:visited-style-name="Visited_20_Internet_20_Link"/></text:p>
      <text:p text:style-name="P4"><text:a xlink:type="simple" xlink:href="https://www.w3schools.com/html/tryit.asp?filename=tryhtml5_webstorage_local" text:style-name="Internet_20_link" text:visited-style-name="Visited_20_Internet_20_Link">https://www.w3schools.com/html/tryit.asp?filename=tryhtml5_webstorage_local</text:a></text:p>
      <text:p text:style-name="P4"/>
      <text:p text:style-name="P4">https://www.w3schools.com/html/html5_webstorage.asp</text:p>
      <text:p text:style-name="Standard">https://www.w3schools.com/howto/howto_js_todolist.asp</text:p>
      <text:p text:style-name="Standard">https://www.w3schools.com/html/tryit.asp?filename=tryhtml5_webstorage_local_clickcount</text:p>
      <text:p text:style-name="Standard"/>
      <text:p text:style-name="Standard"/>
      <text:p text:style-name="Standard"/>
      <text:p text:style-name="P5">LocalStorage</text:p>
      <text:p text:style-name="P5"><text:a xlink:type="simple" xlink:href="https://www.w3schools.com/jsref/prop_win_localstorage.asp" text:style-name="Internet_20_link" text:visited-style-name="Visited_20_Internet_20_Link">https://www.w3schools.com/jsref/prop_win_localstorage.asp</text:a></text:p>
      <text:p text:style-name="P5">Syntax <text:tab/>window.localStorage</text:p>
      <text:p text:style-name="P5">Save data<text:tab/>localStorage.setItem(„key“,“value“);</text:p>
      <text:p text:style-name="P5">Read data<text:tab/>var name = localStorage.getItem(„key“);</text:p>
      <text:p text:style-name="P5">Remove data<text:tab/>localStorage.removeItem(„key“);<text:tab/>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section text:style-name="Sect1" text:name="Bereich1" text:protected="true">
        <text:section-source xlink:href="../../../HTML-C~1/sheets/NORMSH~1.CSS"/>
        <text:p text:style-name="Preformatted_20_Text">/*normSheet.css*/<text:line-break/>@charset "UTF-8";<text:line-break/>@font-face{<text:line-break/><text:tab/>font-family: cooper;<text:line-break/><text:tab/>src: url('font/coopermdbt.ttf');<text:line-break/> <text:s text:c="3"/>font-style: normal;<text:line-break/><text:tab/>font-size: 18;<text:line-break/>}<text:line-break/>*{<text:line-break/><text:tab/>margin: 0px;<text:line-break/><text:tab/>padding: 0px;<text:line-break/>}<text:line-break/><text:line-break/>h2{<text:line-break/><text:tab/>font-family: cooper;<text:line-break/><text:tab/>font-weight: bold;<text:line-break/><text:tab/>color: black;<text:line-break/>}<text:line-break/>strong{<text:line-break/><text:tab/>font-size: 18;<text:line-break/><text:tab/>font-family: cooper;<text:line-break/><text:tab/>color: black;<text:line-break/>}<text:line-break/>p{<text:line-break/><text:tab/>font-size: 17;<text:line-break/><text:tab/>font-family: cooper;<text:line-break/><text:tab/>color: black;<text:line-break/>}<text:line-break/>i{<text:line-break/><text:tab/>font-size: 15;<text:line-break/><text:tab/>font-family: cooper;<text:line-break/><text:tab/>color: black;<text:line-break/>}<text:line-break/><text:line-break/>.bg{<text:line-break/><text:tab/>background-image: url("bg1.jpg");<text:line-break/><text:tab/>width: 100%;<text:line-break/><text:tab/>height: 100%;<text:line-break/><text:tab/>min-width: 1000px;<text:line-break/><text:tab/>min-height: 700px;<text:line-break/><text:tab/>background-repeat: no-repeat;<text:line-break/><text:tab/>background-size: 100% 100%;<text:line-break/><text:tab/>background-color: black;<text:line-break/>}<text:line-break/>.bg1{<text:line-break/><text:tab/>background-image: url("bg2.jpg");<text:line-break/><text:tab/>width: 100%;<text:line-break/><text:tab/>height: 150%;<text:line-break/><text:tab/>min-width: 1000px;<text:line-break/><text:tab/>min-height: 1050px;<text:line-break/><text:tab/>background-repeat: no-repeat;<text:line-break/><text:tab/>background-size: 100% 100%;<text:line-break/><text:tab/>background-color: black;<text:line-break/>}<text:line-break/>.bg2{<text:line-break/><text:tab/>background-image: url("bg2.jpg");<text:line-break/><text:tab/>width: 100%;<text:line-break/><text:tab/>height: 200%;<text:line-break/><text:tab/>min-width: 1000px;<text:line-break/><text:tab/>min-height: 1400px;<text:line-break/><text:tab/>background-repeat: no-repeat;<text:line-break/><text:soft-page-break/><text:tab/>background-size: 100% 100%;<text:line-break/><text:tab/>background-color: black;<text:line-break/>}<text:line-break/>.bg3{<text:line-break/><text:tab/>background-image: url("bg3.jpg");<text:line-break/><text:tab/>width: 100%;<text:line-break/><text:tab/>height: 250%;<text:line-break/><text:tab/>min-width: 1000px;<text:line-break/><text:tab/>min-height: 1750px;<text:line-break/><text:tab/>background-repeat: no-repeat;<text:line-break/><text:tab/>background-size: 100% 100%;<text:line-break/><text:tab/>background-color: black;<text:line-break/>}<text:line-break/><text:line-break/>/*.singleCell{<text:line-break/><text:tab/>width:<text:tab/>5.25%;<text:line-break/><text:tab/>height:<text:tab/>5.25%;<text:line-break/><text:tab/>margin:<text:tab/>0.5%;<text:line-break/>} */<text:line-break/><text:line-break/>.hor1{<text:line-break/><text:tab/>width: 100%;<text:line-break/><text:tab/>height: 6.25%;<text:line-break/>}<text:line-break/>.hor2{<text:line-break/><text:tab/>float: top;<text:line-break/><text:tab/>width: 100%;<text:line-break/><text:tab/>height: 12.5%;<text:line-break/>}<text:line-break/>.hor3{<text:line-break/><text:tab/>width: 100%;<text:line-break/><text:tab/>height: 18.75%;<text:line-break/>}<text:line-break/>.hor4{<text:line-break/><text:tab/>width: 100%;<text:line-break/><text:tab/>height: 25%;<text:line-break/>}<text:line-break/>.hor5{<text:line-break/><text:tab/>width: 100%;<text:line-break/><text:tab/>height: 31.25%;<text:line-break/>}<text:line-break/>.hor6{<text:line-break/><text:tab/>width: 100%;<text:line-break/><text:tab/>height: 37.5%;<text:line-break/>}<text:line-break/>.hor8{<text:line-break/><text:tab/>width: 100%;<text:line-break/><text:tab/>height: 50%;<text:line-break/>}<text:line-break/>.hor9{<text:line-break/><text:tab/>width: 100%;<text:line-break/><text:tab/>height: 56.25%;<text:line-break/>}<text:line-break/>.hor10{<text:line-break/><text:tab/>width: 100%;<text:line-break/><text:tab/>height: 62.5%;<text:line-break/>}<text:line-break/>.hor11{<text:line-break/><text:tab/>width: 100%;<text:line-break/><text:tab/>height: 68.75%;<text:line-break/>}<text:line-break/>.hor12{<text:line-break/><text:tab/>width: 100%;<text:line-break/><text:tab/>height: 75%;<text:line-break/><text:soft-page-break/>}<text:line-break/>.hor16{<text:line-break/><text:tab/>width: 100%;<text:line-break/><text:tab/>height:100%;<text:line-break/>}<text:line-break/><text:line-break/><text:line-break/>.ver1{<text:line-break/><text:tab/>float: left;<text:line-break/><text:tab/>width:<text:tab/>6.25%;<text:line-break/><text:tab/>height: 100%;<text:line-break/>}<text:line-break/>.ver2{<text:line-break/><text:tab/>float: left;<text:line-break/><text:tab/>width:<text:tab/>12.5%;<text:line-break/><text:tab/>height: 100%;<text:line-break/>}<text:line-break/>.ver4{<text:line-break/><text:tab/>float: left;<text:line-break/><text:tab/>width:<text:tab/>25%;<text:line-break/><text:tab/>height: 100%;<text:line-break/>}<text:line-break/>.ver6{<text:line-break/><text:tab/>float: left;<text:line-break/><text:tab/>width:<text:tab/>37.5%;<text:line-break/><text:tab/>height: 100%;<text:line-break/>}<text:line-break/>.ver14{<text:line-break/><text:tab/>float: left;<text:line-break/><text:tab/>width:<text:tab/>87.5%;<text:line-break/><text:tab/>height: 100%;<text:line-break/>}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1:22:11.279000000</meta:creation-date>
    <meta:editing-duration>PT7H43M50S</meta:editing-duration>
    <meta:editing-cycles>5</meta:editing-cycles>
    <meta:generator>LibreOffice/6.0.2.1$Windows_X86_64 LibreOffice_project/f7f06a8f319e4b62f9bc5095aa112a65d2f3ac89</meta:generator>
    <dc:date>2020-03-27T15:05:10.623000000</dc:date>
    <meta:document-statistic meta:table-count="0" meta:image-count="0" meta:object-count="0" meta:page-count="9" meta:paragraph-count="19" meta:word-count="282" meta:character-count="2831" meta:non-whitespace-character-count="2464"/>
  </office:meta>
</office:document-meta>
</file>